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d847" officeooo:paragraph-rsid="000fd847"/>
    </style:style>
    <style:style style:name="P2" style:family="paragraph" style:parent-style-name="Standard">
      <style:paragraph-properties fo:text-align="justify" style:justify-single-word="false"/>
      <style:text-properties officeooo:rsid="000fd847" officeooo:paragraph-rsid="000fd847"/>
    </style:style>
    <style:style style:name="P3" style:family="paragraph" style:parent-style-name="Standard">
      <style:paragraph-properties fo:text-align="justify" style:justify-single-word="false"/>
      <style:text-properties officeooo:rsid="000fd847" officeooo:paragraph-rsid="00120323"/>
    </style:style>
    <style:style style:name="P4" style:family="paragraph" style:parent-style-name="Standard">
      <style:paragraph-properties fo:text-align="center" style:justify-single-word="false"/>
      <style:text-properties fo:font-size="14pt" fo:font-weight="bold" officeooo:rsid="000fd847" officeooo:paragraph-rsid="000fd847" style:font-size-asian="14pt" style:font-weight-asian="bold" style:font-size-complex="14pt" style:font-weight-complex="bold"/>
    </style:style>
    <style:style style:name="P5" style:family="paragraph" style:parent-style-name="Standard">
      <style:text-properties fo:font-weight="bold" officeooo:rsid="000fd847" officeooo:paragraph-rsid="000fd847" style:font-weight-asian="bold" style:font-weight-complex="bold"/>
    </style:style>
    <style:style style:name="P6" style:family="paragraph" style:parent-style-name="Standard">
      <style:paragraph-properties fo:text-align="justify" style:justify-single-word="false"/>
      <style:text-properties officeooo:rsid="00120323" officeooo:paragraph-rsid="00120323"/>
    </style:style>
    <style:style style:name="P7" style:family="paragraph" style:parent-style-name="Standard">
      <style:paragraph-properties fo:text-align="justify" style:justify-single-word="false"/>
      <style:text-properties officeooo:rsid="00127266" officeooo:paragraph-rsid="00127266"/>
    </style:style>
    <style:style style:name="P8" style:family="paragraph" style:parent-style-name="Standard">
      <style:paragraph-properties fo:text-align="justify" style:justify-single-word="false"/>
      <style:text-properties officeooo:rsid="00127266" officeooo:paragraph-rsid="0013ecd0"/>
    </style:style>
    <style:style style:name="P9" style:family="paragraph" style:parent-style-name="Standard">
      <style:paragraph-properties fo:text-align="justify" style:justify-single-word="false"/>
      <style:text-properties officeooo:rsid="00127266" officeooo:paragraph-rsid="0014495c"/>
    </style:style>
    <style:style style:name="P10" style:family="paragraph" style:parent-style-name="Standard">
      <style:paragraph-properties fo:text-align="justify" style:justify-single-word="false"/>
      <style:text-properties officeooo:rsid="00127266" officeooo:paragraph-rsid="0013ecd0"/>
    </style:style>
    <style:style style:name="P11" style:family="paragraph" style:parent-style-name="Standard">
      <style:text-properties officeooo:rsid="000fd847" officeooo:paragraph-rsid="001b1253"/>
    </style:style>
    <style:style style:name="P12" style:family="paragraph" style:parent-style-name="Standard">
      <style:text-properties officeooo:rsid="001e408e" officeooo:paragraph-rsid="001e408e"/>
    </style:style>
    <style:style style:name="P13"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15fa8a" style:font-size-asian="10pt" style:font-style-asian="italic" style:font-size-complex="10pt" style:font-style-complex="italic"/>
    </style:style>
    <style:style style:name="P14"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922f3" style:font-size-asian="12pt" style:font-style-asian="italic" style:font-size-complex="12pt" style:font-style-complex="italic"/>
    </style:style>
    <style:style style:name="P15"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b1253" style:font-size-asian="12pt" style:font-style-asian="italic" style:font-size-complex="12pt" style:font-style-complex="italic"/>
    </style:style>
    <style:style style:name="P16"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c19a6" style:font-size-asian="12pt" style:font-style-asian="italic" style:font-size-complex="12pt" style:font-style-complex="italic"/>
    </style:style>
    <style:style style:name="P17" style:family="paragraph" style:parent-style-name="Standard">
      <style:paragraph-properties fo:margin-left="0in" fo:margin-right="0in" fo:text-align="justify" style:justify-single-word="false" fo:text-indent="0in" style:auto-text-indent="false"/>
      <style:text-properties fo:font-size="12pt" fo:font-style="normal" officeooo:rsid="0015fa8a" officeooo:paragraph-rsid="0015fa8a" style:font-size-asian="12pt" style:font-style-asian="normal" style:font-size-complex="12pt" style:font-style-complex="normal"/>
    </style:style>
    <style:style style:name="P18" style:family="paragraph" style:parent-style-name="Standard">
      <style:paragraph-properties fo:margin-left="0in" fo:margin-right="0in" fo:text-align="justify" style:justify-single-word="false" fo:text-indent="0in" style:auto-text-indent="false"/>
      <style:text-properties fo:font-size="12pt" fo:font-style="normal" officeooo:rsid="0017d97f" officeooo:paragraph-rsid="0017d97f" style:font-size-asian="12pt" style:font-style-asian="normal" style:font-size-complex="12pt" style:font-style-complex="normal"/>
    </style:style>
    <style:style style:name="P19" style:family="paragraph" style:parent-style-name="Standard">
      <style:paragraph-properties fo:margin-left="0in" fo:margin-right="0in" fo:text-align="justify" style:justify-single-word="false" fo:text-indent="0in" style:auto-text-indent="false"/>
      <style:text-properties fo:font-size="12pt" fo:font-style="normal" officeooo:rsid="00186fe5" officeooo:paragraph-rsid="00186fe5" style:font-size-asian="12pt" style:font-style-asian="normal" style:font-size-complex="12pt" style:font-style-complex="normal"/>
    </style:style>
    <style:style style:name="P20" style:family="paragraph" style:parent-style-name="Standard">
      <style:paragraph-properties fo:margin-left="0in" fo:margin-right="0in" fo:text-align="justify" style:justify-single-word="false" fo:text-indent="0in" style:auto-text-indent="false"/>
      <style:text-properties fo:font-size="12pt" fo:font-style="normal" officeooo:rsid="001922f3" officeooo:paragraph-rsid="001922f3" style:font-size-asian="12pt" style:font-style-asian="normal" style:font-size-complex="12pt" style:font-style-complex="normal"/>
    </style:style>
    <style:style style:name="P21" style:family="paragraph" style:parent-style-name="Standard">
      <style:paragraph-properties fo:margin-left="0in" fo:margin-right="0in" fo:text-align="justify" style:justify-single-word="false" fo:text-indent="0in" style:auto-text-indent="false"/>
      <style:text-properties fo:font-size="12pt" fo:font-style="normal" officeooo:rsid="001b391d" officeooo:paragraph-rsid="001b391d" style:font-size-asian="12pt" style:font-style-asian="normal" style:font-size-complex="12pt" style:font-style-complex="normal"/>
    </style:style>
    <style:style style:name="P22" style:family="paragraph" style:parent-style-name="Standard">
      <style:paragraph-properties fo:margin-left="0in" fo:margin-right="0in" fo:text-align="justify" style:justify-single-word="false" fo:text-indent="0in" style:auto-text-indent="false"/>
      <style:text-properties fo:font-size="12pt" fo:font-style="normal" officeooo:rsid="001db26f" officeooo:paragraph-rsid="001db26f" style:font-size-asian="12pt" style:font-style-asian="normal" style:font-size-complex="12pt" style:font-style-complex="normal"/>
    </style:style>
    <style:style style:name="P23"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922f3" officeooo:paragraph-rsid="001922f3" style:font-size-asian="12pt" style:font-style-asian="normal" style:font-weight-asian="bold" style:font-size-complex="12pt" style:font-style-complex="normal" style:font-weight-complex="bold"/>
    </style:style>
    <style:style style:name="P24" style:family="paragraph" style:parent-style-name="Standard">
      <style:paragraph-properties fo:margin-left="0.4925in" fo:margin-right="0in" fo:text-align="justify" style:justify-single-word="false" fo:text-indent="0in" style:auto-text-indent="false"/>
      <style:text-properties fo:font-size="10pt" fo:font-style="italic" officeooo:rsid="0017d97f" officeooo:paragraph-rsid="0017d97f" style:font-size-asian="10pt" style:font-style-asian="italic" style:font-size-complex="10pt" style:font-style-complex="italic"/>
    </style:style>
    <style:style style:name="P25" style:family="paragraph" style:parent-style-name="Standard">
      <style:paragraph-properties fo:margin-left="0.9846in" fo:margin-right="0in" fo:text-align="justify" style:justify-single-word="false" fo:text-indent="0in" style:auto-text-indent="false"/>
      <style:text-properties fo:font-size="12pt" fo:font-style="italic" officeooo:rsid="001922f3" officeooo:paragraph-rsid="001b1253" style:font-size-asian="12pt" style:font-style-asian="italic" style:font-size-complex="12pt" style:font-style-complex="italic"/>
    </style:style>
    <style:style style:name="T1" style:family="text">
      <style:text-properties officeooo:rsid="0010ba23"/>
    </style:style>
    <style:style style:name="T2" style:family="text">
      <style:text-properties officeooo:rsid="00120323"/>
    </style:style>
    <style:style style:name="T3" style:family="text">
      <style:text-properties officeooo:rsid="00127266"/>
    </style:style>
    <style:style style:name="T4" style:family="text">
      <style:text-properties officeooo:rsid="0013ecd0"/>
    </style:style>
    <style:style style:name="T5" style:family="text">
      <style:text-properties officeooo:rsid="0014495c"/>
    </style:style>
    <style:style style:name="T6" style:family="text">
      <style:text-properties officeooo:rsid="0017d97f"/>
    </style:style>
    <style:style style:name="T7" style:family="text">
      <style:text-properties officeooo:rsid="001b1253"/>
    </style:style>
    <style:style style:name="T8" style:family="text">
      <style:text-properties officeooo:rsid="001c19a6"/>
    </style:style>
    <style:style style:name="T9" style:family="text">
      <style:text-properties officeooo:rsid="001f219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0170123</text:p>
      <text:p text:style-name="P12"/>
      <text:p text:style-name="P4">LibreOffice Calc addin based on python (version 0.1)</text:p>
      <text:p text:style-name="P1"/>
      <text:p text:style-name="P1"/>
      <text:p text:style-name="P5">License </text:p>
      <text:p text:style-name="P2">The python code for generating the addin source code is under GPLv3 (see &lt;http://www.gnu.org/licenses&gt;), the generated c++ source code is under the QuantLib license (see &lt;<text:a xlink:type="simple" xlink:href="http://quantlib.org/license.shtml" text:style-name="Internet_20_link" text:visited-style-name="Visited_20_Internet_20_Link">http://quantlib.org/license.shtml</text:a>&gt;). One Makefile for addin code compilation is under the BSD license. </text:p>
      <text:p text:style-name="P3">I have spent some time to write the python code <text:span text:style-name="T2">for the c++ source code generation </text:span>and th<text:span text:style-name="T2">e relevant</text:span> part of th<text:span text:style-name="T1">e</text:span> repository (under the code/ and metadata/ folders) should be under the GPLv3 <text:span text:style-name="T2">so that anybody can use and extent it to his own needs</text:span>. <text:span text:style-name="T2">Since the generated c++ code is under the QuantLib license have more freedoms for the generated addin code. Please be aware of my intended distinction between c++ code generation (GPLv3) and c++ code usage (QuantLib license).</text:span></text:p>
      <text:p text:style-name="P3"/>
      <text:p text:style-name="P1"/>
      <text:p text:style-name="P5">Introduction</text:p>
      <text:p text:style-name="P6">The OpenOffice / LibreOffice Calc addin exists for a longer time. Currently you can download an alternative <text:span text:style-name="T3">implementation of addin code generation under the official QuantLib download path. </text:span></text:p>
      <text:p text:style-name="P7"/>
      <text:p text:style-name="P7">So: why another implementation?</text:p>
      <text:p text:style-name="P7"/>
      <text:p text:style-name="P9">I have used QuantLib at my employer<text:span text:style-name="T4">s</text:span> for clients in the financial area for many years (audit and independent validation). It is c++ based and so not everyone understands it (especially the interaction of objects in QuantLib). </text:p>
      <text:p text:style-name="P9"/>
      <text:p text:style-name="P9"><text:span text:style-name="T4">The other/old implementation for LibreOffice (and OpenOffice) is based on XML files describing the addin functions. In short the XML files describe the interface of the addin functions. For each QuantLib object a function has to be defined (manually) to define the mapping of the interface data to the QuantLib object in c++ code (lets call these files constructor definition files). This mapping can be quite complex or with a lot of predefined values (not known in the interface description). So it is difficult to identify which data are of which type and have what meaning. Additionally you do not have a predefined relation to the QuantLib object – e.g. you can change the order of the variables in the addin function or even omit them in the XML files (but you have to define them in the constructor definition files). Both things make it complicated to look at the underlying QuantLib object if you have a question concerning the parameters in the addin function (and you need a c++ aware programmer to find the relevant code in the QuantLib addin code and in the QuantLib code). </text:span></text:p>
      <text:p text:style-name="P8"/>
      <text:p text:style-name="P8">In the current implementation I have used an<text:span text:style-name="T5">other</text:span> approach which is related to the <text:span text:style-name="T5">QuantLib </text:span>c++ code. <text:span text:style-name="T4">It is similar to SWIG – but you need not redefine all of the classes and reproduce their interdependence (inheritance and so forth). The intention is to define a python tuple like </text:span></text:p>
      <text:p text:style-name="P13">1 <text:tab/>(“Constructor", </text:p>
      <text:p text:style-name="P13">2 <text:tab/>"ql/termstructures/yield/zerocurve.hpp", </text:p>
      <text:p text:style-name="P13">3 <text:tab/>"QuantLib::ZeroCurve(std::vector&lt;QuantLib::Date&gt; Dates, std::vector&lt;QuantLib::Real&gt; ZeroRates, <text:s text:c="53"/>4<text:tab/><text:tab/>QuantLib::DayCounter DayCounter=QuantLib::Actual365Fixed())", "", </text:p>
      <text:p text:style-name="P13">5<text:tab/>"qlZeroCurve")</text:p>
      <text:p text:style-name="P17"><text:soft-page-break/>It describes that a constructor should be defined (an object of a QuantLib class should be <text:span text:style-name="T6">created and </text:span>stored) with parameters given by the third and forth line <text:span text:style-name="T6">(which are identical with the parameters in the QuantLib declaration header file)</text:span>, with an addin function name<text:span text:style-name="T6">d</text:span> “qlZeroCurve” and with a <text:span text:style-name="T6">class </text:span>declaration in the file “ql/termstructures/yield/zerocurve.hpp”. This definition is enough for code generation and has the feature, that all variables are in the same order as in the c++ declaration file. For constructors one further variable will be added in the first place for the name of the object <text:span text:style-name="T6">in the Calc addin</text:span>. In short: the parameters are identical to the parameters in QuantLib header files <text:span text:style-name="T6">for</text:span> classes and all interface code will be generated automatically. </text:p>
      <text:p text:style-name="P17"/>
      <text:p text:style-name="P17">I have chosen a similar approach for member function of QuantLib classes, <text:span text:style-name="T6">e.g. </text:span></text:p>
      <text:p text:style-name="P24">1<text:tab/>("MemberFunction", </text:p>
      <text:p text:style-name="P24">2<text:tab/>"ql/termstructures/yieldtermstructure.hpp",</text:p>
      <text:p text:style-name="P24">3<text:tab/>"QuantLib::YieldTermStructure()", </text:p>
      <text:p text:style-name="P24">4<text:tab/>"QuantLib::DiscountFactor discount(QuantLib::Date Date)",</text:p>
      <text:p text:style-name="P24">5<text:tab/>"qlYieldTSDiscount")</text:p>
      <text:p text:style-name="P18">This is the definition of the addin function “qlYieldTSDiscount” calling the QuantLib function “discount” of the class “YieldTermStructure”. As for constructors a further argument will be added in the first position of the parameter list of the addin function for the name of the yield curve (for which the discount value should be calculated). </text:p>
      <text:p text:style-name="P18"/>
      <text:p text:style-name="P18">If you know the structure and interdependence of QuantLib classes and their functions/procedures it is simple to understand the creation of objects in the addin and the meaning of variables (in the help of each variable the QuantLib variable type will be displayed, e.g. “QuantLib::Date” for the variable “Date”). </text:p>
      <text:p text:style-name="P17"/>
      <text:p text:style-name="P19">I have structured the document in the following chapters: in the next chapter I give a short overview of how the code will be generated. In the next chapter I describe the current types of QuantLib addin objects that can be defined. </text:p>
      <text:p text:style-name="P19"/>
      <text:p text:style-name="P19"/>
      <text:p text:style-name="P23">Overview of c++ addin code generation </text:p>
      <text:p text:style-name="P20">The following picture presents a quick overview:</text:p>
      <text:p text:style-name="P14"/>
      <text:p text:style-name="P14"><text:span text:style-name="T8">1.</text:span><text:tab/><text:span text:style-name="T7">read configuration<text:tab/><text:tab/><text:tab/><text:tab/><text:tab/></text:span><text:bookmark-start text:name="__DdeLink__64_954518771"/><text:span text:style-name="T7">class </text:span><text:bookmark-end text:name="__DdeLink__64_954518771"/><text:span text:style-name="T7">GensrcConfiguration</text:span></text:p>
      <text:p text:style-name="P15"><text:span text:style-name="T8">2.</text:span><text:tab/><text:span text:style-name="T7">read metadata <text:tab/><text:tab/><text:tab/><text:tab/><text:tab/>class ParseMetaData</text:span></text:p>
      <text:p text:style-name="P15"><text:tab/><text:tab/><text:span text:style-name="T7">read type conversions</text:span></text:p>
      <text:p text:style-name="P25"><text:span text:style-name="T7">read constructors, memberfunctions, functions, enumerated classes and enumerated <text:tab/>types</text:span></text:p>
      <text:p text:style-name="P14"><text:span text:style-name="T8">3.</text:span><text:tab/><text:span text:style-name="T7">generate LibreOffice IDL file and addin code (storage of code in files) in addin.calc.py</text:span></text:p>
      <text:p text:style-name="P14"><text:tab/><text:tab/><text:span text:style-name="T8">IDL and addin specific code<text:tab/><text:tab/><text:tab/>addin.calc.py</text:span></text:p>
      <text:p text:style-name="P16"><text:span text:style-name="T8"><text:tab/><text:tab/>code for enumerated types<text:tab/><text:tab/><text:tab/>codegeneration.enumeratedobjects.py</text:span></text:p>
      <text:p text:style-name="P16"><text:span text:style-name="T8"><text:tab/><text:tab/>code for the base classes <text:tab/><text:tab/><text:tab/>codegeneration.enumeratedclasses.py</text:span></text:p>
      <text:p text:style-name="P16"/>
      <text:p text:style-name="P21">Types are analysed for each variable by the class Parameter (<text:span text:style-name="T8">parser.</text:span>parameter.py). The information for constructors is analysed by the class Constructor <text:span text:style-name="T8">(parser.constructor.py), for functions by the class MemberFunction (parser.memberfunction.py). </text:span></text:p>
      <text:p text:style-name="P21"/>
      <text:p text:style-name="P22"><text:soft-page-break/>In the addin you have to decide whether a variable is an object of the repository, a native type (e.g. float, string) or should be created “on the fly” (e.g. enumerated class). The idea is the following: if a type is not listed in the conversions then it is a type of an object (and is stored <text:span text:style-name="T9">with a name as key </text:span>in the repository). Native types and enumerated types are defined in the conversions. </text:p>
      <text:p text:style-name="P22"/>
      <text:p text:style-name="P2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fd847" officeooo:paragraph-rsid="001b125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callenbach<text:tab/><text:tab/><text:tab/><text:tab/><text:tab/><text:tab/><text:tab/><text:tab/><text:tab/><text:tab/>lcallenbach@web.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07:48:32.915616944</meta:creation-date>
    <dc:date>2017-01-23T20:41:45.088683338</dc:date>
    <meta:editing-duration>PT46M45S</meta:editing-duration>
    <meta:editing-cycles>12</meta:editing-cycles>
    <meta:generator>LibreOffice/5.2.3.3$Linux_X86_64 LibreOffice_project/20m0$Build-3</meta:generator>
    <meta:document-statistic meta:table-count="0" meta:image-count="0" meta:object-count="0" meta:page-count="3" meta:paragraph-count="38" meta:word-count="916" meta:character-count="6110" meta:non-whitespace-character-count="5120"/>
  </office:meta>
</office:document-meta>
</file>